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0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est.rb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% time</text:p>
          </table:table-cell>
          <table:table-cell table:style-name="ce1" office:value-type="string" calcext:value-type="string" table:number-columns-spanned="1" table:number-rows-spanned="2">
            <text:p>cumulative seconds</text:p>
          </table:table-cell>
          <table:table-cell table:style-name="ce1" office:value-type="string" calcext:value-type="string" table:number-columns-spanned="1" table:number-rows-spanned="2">
            <text:p>self seconds</text:p>
          </table:table-cell>
          <table:table-cell table:style-name="ce1" office:value-type="string" calcext:value-type="string" table:number-columns-spanned="1" table:number-rows-spanned="2">
            <text:p>self calls</text:p>
          </table:table-cell>
          <table:table-cell table:style-name="ce1" office:value-type="string" calcext:value-type="string" table:number-columns-spanned="1" table:number-rows-spanned="2">
            <text:p>total ms/call</text:p>
          </table:table-cell>
          <table:table-cell table:style-name="ce1" office:value-type="string" calcext:value-type="string" table:number-columns-spanned="1" table:number-rows-spanned="2">
            <text:p>ms/call</text:p>
          </table:table-cell>
          <table:table-cell table:style-name="ce1" office:value-type="string" calcext:value-type="string" table:number-columns-spanned="1" table:number-rows-spanned="2">
            <text:p>name</text:p>
          </table:table-cell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#topleve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MiniTest::Unit#_ru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MiniTest::Unit#ru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Test::Unit::RunCount.ru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Test::Unit::RunCount.run_onc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MiniTest::Unit#_run_anyth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MiniTest::Unit#run_tes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est::Unit::Runner#_run_suit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iniTest::Unit#_run_sui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MediaImportTest#test_medi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MediaImportTest#test_impo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5.56" calcext:value-type="float">
            <text:p>355.56</text:p>
          </table:table-cell>
          <table:table-cell office:value-type="string" calcext:value-type="string">
            <text:p>MiniTest::Unit::TestCase#ru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5.56" calcext:value-type="float">
            <text:p>355.56</text:p>
          </table:table-cell>
          <table:table-cell office:value-type="string" calcext:value-type="string">
            <text:p>Test::Unit::TestCase#ru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ediaImportTest#test_import_yiel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ediaImportTest#test_analyze_yiel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Object#impo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Object#media_fil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3.85" calcext:value-type="float">
            <text:p>203.85</text:p>
          </table:table-cell>
          <table:table-cell office:value-type="string" calcext:value-type="string">
            <text:p>Find.fin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3.85" calcext:value-type="float">
            <text:p>203.85</text:p>
          </table:table-cell>
          <table:table-cell office:value-type="string" calcext:value-type="string">
            <text:p>Object#fil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bject#analy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.try_activat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7" calcext:value-type="float">
            <text:p>3.47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m::Specification#ea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m::Specification#find_by_pa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em::Specification#_al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diaImportTest#test_import_errorhandl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.41" calcext:value-type="float">
            <text:p>53.41</text:p>
          </table:table-cell>
          <table:table-cell office:value-type="string" calcext:value-type="string">
            <text:p>Enumerable.fin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.79" calcext:value-type="float">
            <text:p>51.79</text:p>
          </table:table-cell>
          <table:table-cell office:value-type="string" calcext:value-type="string">
            <text:p>MimeMagic#by_magi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::Unit::LoadPathOption.setup_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::Unit::GCStressOption.setup_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::Unit::Options.process_args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1" calcext:value-type="float">
            <text:p>3.21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1.11" calcext:value-type="float">
            <text:p>1.11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MediaImportTest#setu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Object#d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::Unit::GlobOption.setup_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iExiftool#loa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iExiftool#initializ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5" calcext:value-type="float">
            <text:p>3.55</text:p>
          </table:table-cell>
          <table:table-cell office:value-type="float" office:value="0.01" calcext:value-type="float">
            <text:p>0.01</text:p>
          </table:table-cell>
          <table:table-cell office:value-type="float" office:value="91" calcext:value-type="float">
            <text:p>91</text:p>
          </table:table-cell>
          <table:table-cell office:value-type="float" office:value="0.11" calcext:value-type="float">
            <text:p>0.11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Kernel.cat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MiniExiftool#parse_output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3.06" calcext:value-type="float">
            <text:p>3.06</text:p>
          </table:table-cell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1.11" calcext:value-type="float">
            <text:p>1.11</text:p>
          </table:table-cell>
          <table:table-cell office:value-type="float" office:value="26.11" calcext:value-type="float">
            <text:p>26.11</text:p>
          </table:table-cell>
          <table:table-cell office:value-type="string" calcext:value-type="string">
            <text:p>Hash#each_pa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.11" calcext:value-type="float">
            <text:p>26.11</text:p>
          </table:table-cell>
          <table:table-cell office:value-type="string" calcext:value-type="string">
            <text:p>MiniExiftool#set_valu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string" calcext:value-type="string">
            <text:p>MediaImportTest#teardow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::Unit::Options.setup_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Kernel.requir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5" calcext:value-type="float">
            <text:p>3.15</text:p>
          </table:table-cell>
          <table:table-cell office:value-type="float" office:value="0.01" calcext:value-type="float">
            <text:p>0.01</text:p>
          </table:table-cell>
          <table:table-cell office:value-type="float" office:value="18" calcext:value-type="float">
            <text:p>18</text:p>
          </table:table-cell>
          <table:table-cell office:value-type="float" office:value="0.56" calcext:value-type="float">
            <text:p>0.56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FileUtils::Entry_#preorder_traver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FileUtils.copy_entr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FileUtils.cp_r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1" calcext:value-type="float">
            <text:p>3.4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ime#g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umerable.partitio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SON.generator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ject#DelegateClas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leUtils.remove_entr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leUtils.rm_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ImportTest#test_files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2.46" calcext:value-type="float">
            <text:p>2.46</text:p>
          </table:table-cell>
          <table:table-cell office:value-type="float" office:value="0.05" calcext:value-type="float">
            <text:p>0.05</text:p>
          </table:table-cell>
          <table:table-cell office:value-type="float" office:value="64" calcext:value-type="float">
            <text:p>64</text:p>
          </table:table-cell>
          <table:table-cell office:value-type="float" office:value="0.78" calcext:value-type="float">
            <text:p>0.78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Kernel.gem_original_require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2.71" calcext:value-type="float">
            <text:p>2.71</text:p>
          </table:table-cell>
          <table:table-cell office:value-type="float" office:value="0.03" calcext:value-type="float">
            <text:p>0.03</text:p>
          </table:table-cell>
          <table:table-cell office:value-type="float" office:value="390" calcext:value-type="float">
            <text:p>390</text:p>
          </table:table-cell>
          <table:table-cell office:value-type="float" office:value="0.08" calcext:value-type="float">
            <text:p>0.08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Array#ma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Gem::Specification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Kernel.ev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Gem::Specification#load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6" calcext:value-type="float">
            <text:p>3.16</text:p>
          </table:table-cell>
          <table:table-cell office:value-type="float" office:value="0.01" calcext:value-type="float">
            <text:p>0.01</text:p>
          </table:table-cell>
          <table:table-cell office:value-type="float" office:value="439" calcext:value-type="float">
            <text:p>439</text:p>
          </table:table-cell>
          <table:table-cell office:value-type="float" office:value="0.02" calcext:value-type="float">
            <text:p>0.02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IO#ope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ileUtils.fu_each_src_dest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ileUtils.fu_each_src_des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OptionParser#defin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OptionParser#o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Object#find_duplic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OptionParser#make_swit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Object#compute_target_file_nam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2" calcext:value-type="float">
            <text:p>3.12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float" office:value="0.71" calcext:value-type="float">
            <text:p>0.71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Digest::Class#fil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MiniExiftool#ru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FileUtils::Entry_#postorder_traverse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2.86" calcext:value-type="float">
            <text:p>2.86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0.26" calcext:value-type="float">
            <text:p>0.26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ime#par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Digest::Instance.file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2.83" calcext:value-type="float">
            <text:p>2.83</text:p>
          </table:table-cell>
          <table:table-cell office:value-type="float" office:value="0.03" calcext:value-type="float">
            <text:p>0.0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.36" calcext:value-type="float">
            <text:p>1.36</text:p>
          </table:table-cell>
          <table:table-cell office:value-type="string" calcext:value-type="string">
            <text:p>Kernel.`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Gem::Specification#add_development_dependency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0.14" calcext:value-type="float">
            <text:p>0.1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FileUtils.mkdir_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FileUtils.mv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::Specification#add_dependency_with_type</text:p>
          </table:table-cell>
        </table:table-row>
        <table:table-row table:style-name="ro1">
          <table:table-cell/>
          <table:table-cell office:value-type="float" office:value="34.64" calcext:value-type="float">
            <text:p>34.64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12026" calcext:value-type="float">
            <text:p>12026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Array#ea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FileUtils::Entry_#copy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4" calcext:value-type="float">
            <text:p>3.44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Gem::Dependency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Array#delete_i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OptionParser::List#upd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OptionParser::List#appen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FileUtils::Entry_#copy_file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2.8" calcext:value-type="float">
            <text:p>2.8</text:p>
          </table:table-cell>
          <table:table-cell office:value-type="float" office:value="0.03" calcext:value-type="float">
            <text:p>0.03</text:p>
          </table:table-cell>
          <table:table-cell office:value-type="float" office:value="1188" calcext:value-type="float">
            <text:p>1188</text:p>
          </table:table-cell>
          <table:table-cell office:value-type="float" office:value="0.03" calcext:value-type="float">
            <text:p>0.0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lass#ne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ileUtils::Entry_#entries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2.96" calcext:value-type="float">
            <text:p>2.96</text:p>
          </table:table-cell>
          <table:table-cell office:value-type="float" office:value="0.02" calcext:value-type="float">
            <text:p>0.02</text:p>
          </table:table-cell>
          <table:table-cell office:value-type="float" office:value="63" calcext:value-type="float">
            <text:p>63</text:p>
          </table:table-cell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Time#apply_off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em::Specification#add_runtime_dependency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2.58" calcext:value-type="float">
            <text:p>2.58</text:p>
          </table:table-cell>
          <table:table-cell office:value-type="float" office:value="0.04" calcext:value-type="float">
            <text:p>0.04</text:p>
          </table:table-cell>
          <table:table-cell office:value-type="float" office:value="115" calcext:value-type="float">
            <text:p>115</text:p>
          </table:table-cell>
          <table:table-cell office:value-type="float" office:value="0.35" calcext:value-type="float">
            <text:p>0.3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Date#_parse</text:p>
          </table:table-cell>
        </table:table-row>
        <table:table-row table:style-name="ro1">
          <table:table-cell/>
          <table:table-cell office:value-type="float" office:value="2.79" calcext:value-type="float">
            <text:p>2.79</text:p>
          </table:table-cell>
          <table:table-cell office:value-type="float" office:value="2.09" calcext:value-type="float">
            <text:p>2.09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string" calcext:value-type="string">
            <text:p>IO#copy_strea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FileUtils.mkpath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4" calcext:value-type="float">
            <text:p>3.24</text:p>
          </table:table-cell>
          <table:table-cell office:value-type="float" office:value="0.01" calcext:value-type="float">
            <text:p>0.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string" calcext:value-type="string">
            <text:p>JSON::Ext::Parser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iniExiftool#generate_encoding_param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iniExiftool#cmd_ge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iniExiftool#adapt_encod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JSON.parse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3.1" calcext:value-type="float">
            <text:p>3.1</text:p>
          </table:table-cell>
          <table:table-cell office:value-type="float" office:value="0.02" calcext:value-type="float">
            <text:p>0.02</text:p>
          </table:table-cell>
          <table:table-cell office:value-type="float" office:value="115" calcext:value-type="float">
            <text:p>115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Time#make_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m::Specification#description=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2" calcext:value-type="float">
            <text:p>3.42</text:p>
          </table:table-cell>
          <table:table-cell office:value-type="float" office:value="0.01" calcext:value-type="float">
            <text:p>0.0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string" calcext:value-type="string">
            <text:p>Gem::Version#prerelease?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3" calcext:value-type="float">
            <text:p>3.43</text:p>
          </table:table-cell>
          <table:table-cell office:value-type="float" office:value="0.01" calcext:value-type="float">
            <text:p>0.0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string" calcext:value-type="string">
            <text:p>Gem::Version#&lt;=&g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Gem::Specification#version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omparable.&gt;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Gem::Requirement#creat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2" calcext:value-type="float">
            <text:p>3.32</text:p>
          </table:table-cell>
          <table:table-cell office:value-type="float" office:value="0.01" calcext:value-type="float">
            <text:p>0.01</text:p>
          </table:table-cell>
          <table:table-cell office:value-type="float" office:value="79" calcext:value-type="float">
            <text:p>79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rray#map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em::Requirement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Enumerable.gre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odule#class_eval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6" calcext:value-type="float">
            <text:p>3.46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string" calcext:value-type="string">
            <text:p>Gem::Specification#full_nam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6" calcext:value-type="float">
            <text:p>3.56</text:p>
          </table:table-cell>
          <table:table-cell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rray#reverse_each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8" calcext:value-type="float">
            <text:p>3.58</text:p>
          </table:table-cell>
          <table:table-cell office:value-type="float" office:value="0.01" calcext:value-type="float">
            <text:p>0.01</text:p>
          </table:table-cell>
          <table:table-cell office:value-type="float" office:value="311" calcext:value-type="float">
            <text:p>311</text:p>
          </table:table-cell>
          <table:table-cell office:value-type="float" office:value="0.03" calcext:value-type="float">
            <text:p>0.0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FileUtils::Entry_#remov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7" calcext:value-type="float">
            <text:p>3.17</text:p>
          </table:table-cell>
          <table:table-cell office:value-type="float" office:value="0.01" calcext:value-type="float">
            <text:p>0.01</text:p>
          </table:table-cell>
          <table:table-cell office:value-type="float" office:value="215" calcext:value-type="float">
            <text:p>215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FileUtils::Entry_#remove_fil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8" calcext:value-type="float">
            <text:p>3.48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FileUtils.tou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em::Requirement#pars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4" calcext:value-type="float">
            <text:p>3.54</text:p>
          </table:table-cell>
          <table:table-cell office:value-type="float" office:value="0.01" calcext:value-type="float">
            <text:p>0.0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Test::Unit::Assertions.assert</text:p>
          </table:table-cell>
        </table:table-row>
        <table:table-row table:style-name="ro1">
          <table:table-cell/>
          <table:table-cell office:value-type="float" office:value="3.07" calcext:value-type="float">
            <text:p>3.07</text:p>
          </table:table-cell>
          <table:table-cell office:value-type="float" office:value="1.99" calcext:value-type="float">
            <text:p>1.99</text:p>
          </table:table-cell>
          <table:table-cell office:value-type="float" office:value="0.11" calcext:value-type="float">
            <text:p>0.11</text:p>
          </table:table-cell>
          <table:table-cell office:value-type="float" office:value="1414" calcext:value-type="float">
            <text:p>1414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iniExiftool#convert_after_loa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odule#module_eval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8" calcext:value-type="float">
            <text:p>3.18</text:p>
          </table:table-cell>
          <table:table-cell office:value-type="float" office:value="0.01" calcext:value-type="float">
            <text:p>0.01</text:p>
          </table:table-cell>
          <table:table-cell office:value-type="float" office:value="151" calcext:value-type="float">
            <text:p>151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eUtils.fu_mkdir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2.54" calcext:value-type="float">
            <text:p>2.54</text:p>
          </table:table-cell>
          <table:table-cell office:value-type="float" office:value="0.04" calcext:value-type="float">
            <text:p>0.04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File#unlink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2" calcext:value-type="float">
            <text:p>3.22</text:p>
          </table:table-cell>
          <table:table-cell office:value-type="float" office:value="0.01" calcext:value-type="float">
            <text:p>0.01</text:p>
          </table:table-cell>
          <table:table-cell office:value-type="float" office:value="106" calcext:value-type="float">
            <text:p>106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Digest::SHA2#updat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8" calcext:value-type="float">
            <text:p>3.38</text:p>
          </table:table-cell>
          <table:table-cell office:value-type="float" office:value="0.01" calcext:value-type="float">
            <text:p>0.0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Gem::Specification#dependencies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9" calcext:value-type="float">
            <text:p>3.39</text:p>
          </table:table-cell>
          <table:table-cell office:value-type="float" office:value="0.01" calcext:value-type="float">
            <text:p>0.0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Symbol#id2na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iniExiftool#method_missing</text:p>
          </table:table-cell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office:value-type="float" office:value="1.46" calcext:value-type="float">
            <text:p>1.46</text:p>
          </table:table-cell>
          <table:table-cell office:value-type="float" office:value="0.22" calcext:value-type="float">
            <text:p>0.22</text:p>
          </table:table-cell>
          <table:table-cell office:value-type="float" office:value="11298" calcext:value-type="float">
            <text:p>11298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imeMagic#magic_match_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ileUtils::Entry_#platform_support</text:p>
          </table:table-cell>
        </table:table-row>
        <table:table-row table:style-name="ro1">
          <table:table-cell/>
          <table:table-cell office:value-type="float" office:value="4.19" calcext:value-type="float">
            <text:p>4.19</text:p>
          </table:table-cell>
          <table:table-cell office:value-type="float" office:value="1.61" calcext:value-type="float">
            <text:p>1.61</text:p>
          </table:table-cell>
          <table:table-cell office:value-type="float" office:value="0.15" calcext:value-type="float">
            <text:p>0.15</text:p>
          </table:table-cell>
          <table:table-cell office:value-type="float" office:value="11298" calcext:value-type="float">
            <text:p>11298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Enumerable.any?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" calcext:value-type="float">
            <text:p>3.2</text:p>
          </table:table-cell>
          <table:table-cell office:value-type="float" office:value="0.01" calcext:value-type="float">
            <text:p>0.01</text:p>
          </table:table-cell>
          <table:table-cell office:value-type="float" office:value="130" calcext:value-type="float">
            <text:p>130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ileUtils.fu_list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3.08" calcext:value-type="float">
            <text:p>3.08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Dir#open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3" calcext:value-type="float">
            <text:p>3.23</text:p>
          </table:table-cell>
          <table:table-cell office:value-type="float" office:value="0.01" calcext:value-type="float">
            <text:p>0.0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String#force_encod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Dir#entries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2.62" calcext:value-type="float">
            <text:p>2.62</text:p>
          </table:table-cell>
          <table:table-cell office:value-type="float" office:value="0.04" calcext:value-type="float">
            <text:p>0.04</text:p>
          </table:table-cell>
          <table:table-cell office:value-type="float" office:value="820" calcext:value-type="float">
            <text:p>820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FileUtils::Entry_#directory?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2.94" calcext:value-type="float">
            <text:p>2.94</text:p>
          </table:table-cell>
          <table:table-cell office:value-type="float" office:value="0.02" calcext:value-type="float">
            <text:p>0.0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Dir#mkdir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1" calcext:value-type="float">
            <text:p>3.31</text:p>
          </table:table-cell>
          <table:table-cell office:value-type="float" office:value="0.01" calcext:value-type="float">
            <text:p>0.01</text:p>
          </table:table-cell>
          <table:table-cell office:value-type="float" office:value="164" calcext:value-type="float">
            <text:p>16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FileUtils.fu_check_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FileUtils::Entry_#file?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2.77" calcext:value-type="float">
            <text:p>2.77</text:p>
          </table:table-cell>
          <table:table-cell office:value-type="float" office:value="0.03" calcext:value-type="float">
            <text:p>0.03</text:p>
          </table:table-cell>
          <table:table-cell office:value-type="float" office:value="1414" calcext:value-type="float">
            <text:p>1414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MiniExiftool::TagHash#[]=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File#dirnam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6" calcext:value-type="float">
            <text:p>3.36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Digest::Base#updat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2" calcext:value-type="float">
            <text:p>3.52</text:p>
          </table:table-cell>
          <table:table-cell office:value-type="float" office:value="0.01" calcext:value-type="float">
            <text:p>0.01</text:p>
          </table:table-cell>
          <table:table-cell office:value-type="float" office:value="245" calcext:value-type="float">
            <text:p>245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BasicObject#!=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Kernel.respond_to?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3.04" calcext:value-type="float">
            <text:p>3.04</text:p>
          </table:table-cell>
          <table:table-cell office:value-type="float" office:value="0.02" calcext:value-type="float">
            <text:p>0.02</text:p>
          </table:table-cell>
          <table:table-cell office:value-type="float" office:value="1009" calcext:value-type="float">
            <text:p>1009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FileUtils::Entry_#lstat!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5" calcext:value-type="float">
            <text:p>3.45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Gem::Version#initializ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3" calcext:value-type="float">
            <text:p>3.53</text:p>
          </table:table-cell>
          <table:table-cell office:value-type="float" office:value="0.01" calcext:value-type="float">
            <text:p>0.01</text:p>
          </table:table-cell>
          <table:table-cell office:value-type="float" office:value="1283" calcext:value-type="float">
            <text:p>1283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FileUtils::Entry_#path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7" calcext:value-type="float">
            <text:p>3.57</text:p>
          </table:table-cell>
          <table:table-cell office:value-type="float" office:value="0.01" calcext:value-type="float">
            <text:p>0.0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Time#now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float" office:value="1580" calcext:value-type="float">
            <text:p>158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MiniExiftool::TagHash#unify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Regexp#match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File::Stat#file?</text:p>
          </table:table-cell>
        </table:table-row>
        <table:table-row table:style-name="ro1">
          <table:table-cell/>
          <table:table-cell office:value-type="float" office:value="1.96" calcext:value-type="float">
            <text:p>1.96</text:p>
          </table:table-cell>
          <table:table-cell office:value-type="float" office:value="2.34" calcext:value-type="float">
            <text:p>2.34</text:p>
          </table:table-cell>
          <table:table-cell office:value-type="float" office:value="0.07" calcext:value-type="float">
            <text:p>0.07</text:p>
          </table:table-cell>
          <table:table-cell office:value-type="float" office:value="1591" calcext:value-type="float">
            <text:p>159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eUtils::Entry_#join</text:p>
          </table:table-cell>
        </table:table-row>
        <table:table-row table:style-name="ro1">
          <table:table-cell/>
          <table:table-cell office:value-type="float" office:value="1.96" calcext:value-type="float">
            <text:p>1.96</text:p>
          </table:table-cell>
          <table:table-cell office:value-type="float" office:value="2.41" calcext:value-type="float">
            <text:p>2.41</text:p>
          </table:table-cell>
          <table:table-cell office:value-type="float" office:value="0.07" calcext:value-type="float">
            <text:p>0.07</text:p>
          </table:table-cell>
          <table:table-cell office:value-type="float" office:value="1580" calcext:value-type="float">
            <text:p>158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iniExiftool#unify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5" calcext:value-type="float">
            <text:p>3.35</text:p>
          </table:table-cell>
          <table:table-cell office:value-type="float" office:value="0.01" calcext:value-type="float">
            <text:p>0.0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MiniExiftool#encoding_opt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" calcext:value-type="float">
            <text:p>3.4</text:p>
          </table:table-cell>
          <table:table-cell office:value-type="float" office:value="0.01" calcext:value-type="float">
            <text:p>0.01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Array#includ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eUtils::Entry_#lstat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3.02" calcext:value-type="float">
            <text:p>3.02</text:p>
          </table:table-cell>
          <table:table-cell office:value-type="float" office:value="0.02" calcext:value-type="float">
            <text:p>0.02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BasicObject#singleton_method_added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4" calcext:value-type="float">
            <text:p>3.34</text:p>
          </table:table-cell>
          <table:table-cell office:value-type="float" office:value="0.01" calcext:value-type="float">
            <text:p>0.0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Array#flatten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7" calcext:value-type="float">
            <text:p>3.37</text:p>
          </table:table-cell>
          <table:table-cell office:value-type="float" office:value="0.01" calcext:value-type="float">
            <text:p>0.0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String#[]=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1" calcext:value-type="float">
            <text:p>3.11</text:p>
          </table:table-cell>
          <table:table-cell office:value-type="float" office:value="0.01" calcext:value-type="float">
            <text:p>0.01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Fixnum#==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4" calcext:value-type="float">
            <text:p>3.14</text:p>
          </table:table-cell>
          <table:table-cell office:value-type="float" office:value="0.01" calcext:value-type="float">
            <text:p>0.0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Kernel.block_given?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9" calcext:value-type="float">
            <text:p>3.19</text:p>
          </table:table-cell>
          <table:table-cell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Gem::Specification#default_valu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13" calcext:value-type="float">
            <text:p>3.13</text:p>
          </table:table-cell>
          <table:table-cell office:value-type="float" office:value="0.01" calcext:value-type="float">
            <text:p>0.01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File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ernel.dup</text:p>
          </table:table-cell>
        </table:table-row>
        <table:table-row table:style-name="ro1">
          <table:table-cell/>
          <table:table-cell office:value-type="float" office:value="4.19" calcext:value-type="float">
            <text:p>4.19</text:p>
          </table:table-cell>
          <table:table-cell office:value-type="float" office:value="1.76" calcext:value-type="float">
            <text:p>1.76</text:p>
          </table:table-cell>
          <table:table-cell office:value-type="float" office:value="0.15" calcext:value-type="float">
            <text:p>0.15</text:p>
          </table:table-cell>
          <table:table-cell office:value-type="float" office:value="18950" calcext:value-type="float">
            <text:p>189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IO#read</text:p>
          </table:table-cell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office:value-type="float" office:value="1.88" calcext:value-type="float">
            <text:p>1.88</text:p>
          </table:table-cell>
          <table:table-cell office:value-type="float" office:value="0.12" calcext:value-type="float">
            <text:p>0.12</text:p>
          </table:table-cell>
          <table:table-cell office:value-type="float" office:value="18809" calcext:value-type="float">
            <text:p>1880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IO#seek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2.65" calcext:value-type="float">
            <text:p>2.65</text:p>
          </table:table-cell>
          <table:table-cell office:value-type="float" office:value="0.03" calcext:value-type="float">
            <text:p>0.03</text:p>
          </table:table-cell>
          <table:table-cell office:value-type="float" office:value="4998" calcext:value-type="float">
            <text:p>49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Range#begin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2.68" calcext:value-type="float">
            <text:p>2.68</text:p>
          </table:table-cell>
          <table:table-cell office:value-type="float" office:value="0.03" calcext:value-type="float">
            <text:p>0.03</text:p>
          </table:table-cell>
          <table:table-cell office:value-type="float" office:value="5819" calcext:value-type="float">
            <text:p>5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Regexp#===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2.74" calcext:value-type="float">
            <text:p>2.74</text:p>
          </table:table-cell>
          <table:table-cell office:value-type="float" office:value="0.03" calcext:value-type="float">
            <text:p>0.03</text:p>
          </table:table-cell>
          <table:table-cell office:value-type="float" office:value="2267" calcext:value-type="float">
            <text:p>22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String#to_s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Fixnum#+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Module#method_added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8" calcext:value-type="float">
            <text:p>3.28</text:p>
          </table:table-cell>
          <table:table-cell office:value-type="float" office:value="0.01" calcext:value-type="float">
            <text:p>0.01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Kernel.initialize_dup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9" calcext:value-type="float">
            <text:p>3.29</text:p>
          </table:table-cell>
          <table:table-cell office:value-type="float" office:value="0.01" calcext:value-type="float">
            <text:p>0.01</text:p>
          </table:table-cell>
          <table:table-cell office:value-type="float" office:value="1215" calcext:value-type="float">
            <text:p>12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Kernel.===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FileUtils::Entry_#initialize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49" calcext:value-type="float">
            <text:p>3.49</text:p>
          </table:table-cell>
          <table:table-cell office:value-type="float" office:value="0.01" calcext:value-type="float">
            <text:p>0.01</text:p>
          </table:table-cell>
          <table:table-cell office:value-type="float" office:value="1414" calcext:value-type="float">
            <text:p>14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Kernel.kind_of?</text:p>
          </table:table-cell>
        </table:table-row>
        <table:table-row table:style-name="ro1">
          <table:table-cell/>
          <table:table-cell office:value-type="float" office:value="2.51" calcext:value-type="float">
            <text:p>2.51</text:p>
          </table:table-cell>
          <table:table-cell office:value-type="float" office:value="2.18" calcext:value-type="float">
            <text:p>2.18</text:p>
          </table:table-cell>
          <table:table-cell office:value-type="float" office:value="0.09" calcext:value-type="float">
            <text:p>0.09</text:p>
          </table:table-cell>
          <table:table-cell office:value-type="float" office:value="20820" calcext:value-type="float">
            <text:p>20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===</text:p>
          </table:table-cell>
        </table:table-row>
        <table:table-row table:style-name="ro1">
          <table:table-cell/>
          <table:table-cell office:value-type="float" office:value="2.51" calcext:value-type="float">
            <text:p>2.51</text:p>
          </table:table-cell>
          <table:table-cell office:value-type="float" office:value="2.27" calcext:value-type="float">
            <text:p>2.27</text:p>
          </table:table-cell>
          <table:table-cell office:value-type="float" office:value="0.09" calcext:value-type="float">
            <text:p>0.09</text:p>
          </table:table-cell>
          <table:table-cell office:value-type="float" office:value="18809" calcext:value-type="float">
            <text:p>18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bytesize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2.5" calcext:value-type="float">
            <text:p>2.5</text:p>
          </table:table-cell>
          <table:table-cell office:value-type="float" office:value="0.04" calcext:value-type="float">
            <text:p>0.04</text:p>
          </table:table-cell>
          <table:table-cell office:value-type="float" office:value="21822" calcext:value-type="float">
            <text:p>2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==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26" calcext:value-type="float">
            <text:p>3.26</text:p>
          </table:table-cell>
          <table:table-cell office:value-type="float" office:value="0.01" calcext:value-type="float">
            <text:p>0.01</text:p>
          </table:table-cell>
          <table:table-cell office:value-type="float" office:value="3109" calcext:value-type="float">
            <text:p>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[]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33" calcext:value-type="float">
            <text:p>3.33</text:p>
          </table:table-cell>
          <table:table-cell office:value-type="float" office:value="0.01" calcext:value-type="float">
            <text:p>0.01</text:p>
          </table:table-cell>
          <table:table-cell office:value-type="float" office:value="3850" calcext:value-type="float">
            <text:p>3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icObject#!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3.51" calcext:value-type="float">
            <text:p>3.51</text:p>
          </table:table-cell>
          <table:table-cell office:value-type="float" office:value="0.01" calcext:value-type="float">
            <text:p>0.01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includ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singleton_method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key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mbol#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sele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.collect_metho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mbol#to_pro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inter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-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+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zero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#exceptio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#backtrac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#set_backtrac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#to_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#messag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start_with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end_with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autoloa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lambd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gexp#quo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define_metho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Deprecate.deprec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.private_module_functio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ut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yea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mon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da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private_class_metho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compact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uniq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empty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respond_to_missing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clas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gexp#=~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Version#correct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strip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lClass#nil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Runner#autoru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Requirement#defaul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&lt;=&g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umerable.sort_b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initialize_cop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at_exi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icObject#singleton_method_undefine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icObject#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&lt;=&g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&lt;=&g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able.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so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Requirement#as_lis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Requirement#to_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to_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Requirement#&lt;=&g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inherite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reje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nil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re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clear_path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V.[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c#yiel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defaul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default_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empty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find_ho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user_ho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exist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ruby_engin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user_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default_pa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pus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uniq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PathSupport#path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PathSupport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path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pa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dir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#[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untain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fil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initialize_cop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alias_metho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bind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instance_variable_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&lt;&l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[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initialize_cop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initialize_cop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Version#cre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mbol#to_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required_rubygems_version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Arra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authors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date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stri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gsub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summary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Version#segmen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s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&g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-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&lt;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&lt;=&g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instance_method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las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po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leng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firs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jo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&lt;&l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loaded_from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platfor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to_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executables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extra_rdoc_files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files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licenses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rdoc_options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required_ruby_version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extensions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valu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sort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_resort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base_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gems_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directory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full_gem_pa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compa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suffix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contains_requirable_fil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leng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conflic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raise_if_conflic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Dependency#typ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runtime_dependenci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dele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activate_dependenci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inde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load_path_insert_inde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inse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add_self_to_load_pa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::Specification#activ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umerable.find_al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at#/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at#-@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method_defined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metho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thod#arit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coding#fin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const_defined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SON.const_defined_in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SON.parser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constan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const_g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umerable.inje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SON.deep_const_g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SON::Ext::Generator::GeneratorMethods::String.include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SON::Ext::Generator::State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key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|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shal.dum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Class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Base#re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inspe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Base#finis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Instance.diges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Class#diges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protecte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initialize_cop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method_undefine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undef_metho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public_instance_method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tc.systmp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ass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egator#public_ap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egator#delegating_block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define_singleton_metho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egator#const_miss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div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Exiftool#opts_access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to_sy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gnum#-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RunCount.have_run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Options.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#runne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ba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c#cal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ea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add_officiou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Options.option_parse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inve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upd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separat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fet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::List#sear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&lt;&l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visi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sear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mbol#=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downca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::Switch::NoArgument#patter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notwic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=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&gt;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::Switch::NoArgument#incompatible_argument_styl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::Switch#gues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has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thod#to_pro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fet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V.includ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shif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s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parse_in_orde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order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[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permut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pars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flatten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bConfig.rub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Options.non_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GlobOption.non_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GCStressOption.non_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#outpu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wri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pu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#pu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+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#plugi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na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test_suit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syn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sync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#op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gexp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TestCase#test_orde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test_method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Assertions._assertions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pack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try_conve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pa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identical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.fu_sam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sta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module_functio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::Entry_#re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reset_setup_teardown_hook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::Entry_#dereferenc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re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gnal.lis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::Stat#directory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expand_pa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::Entry_#descendant_diretory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=~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::StreamUtils_.fu_windows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#ea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umerable.to_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reje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::Entry_#prefi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::Arguable.extend_obje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rever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conca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lsta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icObject#instance_ev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sta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::Stat#m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const_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clo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gexp#has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accep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::List#accep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chom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has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#to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stemCallError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stemCallError#=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u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attr_access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basena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attr_write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ass#superclas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setup_hook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run_setup_hook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__method__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.copy_fil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.c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collect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tain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unshif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zero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readabl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socket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binm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pro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::Switch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c#ne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icObject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onParser::List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ge#en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meMagic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meMagic#imag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merg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file::Remover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bjectSpace.define_finalize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try_conve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::Stat#writabl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#tmp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::Tmpname.tmp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strf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&lt;Module:0x8a9fb98&gt;.ran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gnum#to_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::Tmpname.make_tmpna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&lt;Module:0x8a9fb98&gt;.clas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file#mk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#rm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file#rm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file#lock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~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&amp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::Tmpname.cre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icObject#equal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&lt;Class:0x8a1e980&gt;#__setobj__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egator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file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file#_clo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file#clo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Exiftool#setu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clea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en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Exiftool#escap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[]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file#pat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priva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cess::Status#exitstatu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encod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attr_reade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SON::Ext::Parser#par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inclu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valid_encoding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include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append_featur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publi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divmo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sub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gsub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sca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chData#beg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chData#en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jo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exten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upca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zone_off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&lt;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extende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zone_utc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local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#extend_obje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collec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loc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#integer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tional#conve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Ration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include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to_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Exiftool::TagHash#dele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spli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sub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Exiftool::TagHash#[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Exiftool#[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ing#%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bject#date_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#nonzero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exists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bject#unique_file_na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Assertions.messag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Assertions._assertion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Assertions.asser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set_encod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Assertions.assert_equ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.const_missin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SHA2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free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ray#[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Base#initialize_cop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initialize_clon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clon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SHA2#initialize_cop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Instance.digest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SHA2#finis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gest::Instance.=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dele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ass#inherite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sh#empty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.unresolved_dep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::Entry_#remove_dir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io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teardown_hook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::TestCase#run_teardown_hook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at#qu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#-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#prin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#prin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ImportTest#test_date_di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thro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nd.prun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ImportTest#test_files_commandlin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Utils::Entry_#exist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e#rena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meMagic#video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umerable.all?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ImportTest#test_import_commandlin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rai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xnum#/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umerable.each_with_inde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niTest::Unit#statu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::Unit::Runner#statu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stemExit#initial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nel.exit</text:p>
          </table:table-cell>
        </table:table-row>
      </table:table>
      <table:named-expressions/>
      <table:database-ranges>
        <table:database-range table:name="__Anonymous_Sheet_DB__0" table:target-range-address="'test.rb'.B3:'test.rb'.H60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05:54:54.838446107</meta:creation-date>
    <dc:date>2014-09-03T06:09:08.006366500</dc:date>
    <meta:editing-duration>PT5M2S</meta:editing-duration>
    <meta:editing-cycles>2</meta:editing-cycles>
    <meta:generator>LibreOffice/4.2.4.2$Linux_x86 LibreOffice_project/420m0$Build-2</meta:generator>
    <meta:document-statistic meta:table-count="1" meta:cell-count="4200" meta:object-count="0"/>
  </office:meta>
</office:document-meta>
</file>